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esty" style:family="table">
      <style:table-properties style:width="17.013cm" fo:margin-left="0cm" table:align="left"/>
    </style:style>
    <style:style style:name="Testy.A" style:family="table-column">
      <style:table-column-properties style:column-width="2.011cm"/>
    </style:style>
    <style:style style:name="Testy.B" style:family="table-column">
      <style:table-column-properties style:column-width="4.789cm"/>
    </style:style>
    <style:style style:name="Testy.C" style:family="table-column">
      <style:table-column-properties style:column-width="3.399cm"/>
    </style:style>
    <style:style style:name="Testy.D" style:family="table-column">
      <style:table-column-properties style:column-width="3.401cm"/>
    </style:style>
    <style:style style:name="Testy.E" style:family="table-column">
      <style:table-column-properties style:column-width="3.413cm"/>
    </style:style>
    <style:style style:name="Testy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y.E1" style:family="table-cell">
      <style:table-cell-properties fo:padding="0.097cm" fo:border="0.05pt solid #000000"/>
    </style:style>
    <style:style style:name="Testy.A2" style:family="table-cell">
      <style:table-cell-properties fo:padding="0.097cm" fo:border-left="0.05pt solid #000000" fo:border-right="none" fo:border-top="none" fo:border-bottom="0.05pt solid #000000"/>
    </style:style>
    <style:style style:name="Testy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e95a" officeooo:paragraph-rsid="0013e95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e95a" officeooo:paragraph-rsid="0013e95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eddb" officeooo:paragraph-rsid="0016edd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eddb" officeooo:paragraph-rsid="0021af4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c4da" officeooo:paragraph-rsid="0018c4d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6112" officeooo:paragraph-rsid="0019611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d4076" officeooo:paragraph-rsid="001d407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bdf6a" officeooo:paragraph-rsid="002bdf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3025d" officeooo:paragraph-rsid="0033025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4eba2" officeooo:paragraph-rsid="0034eba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6e177" officeooo:paragraph-rsid="0036e17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880f6" officeooo:paragraph-rsid="003880f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a5ca7" officeooo:paragraph-rsid="003a5ca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a5ca7" officeooo:paragraph-rsid="003c94a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42430e" officeooo:paragraph-rsid="0042430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4cc40" officeooo:paragraph-rsid="0044cc4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8f4a3" officeooo:paragraph-rsid="0044cc4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8f4a3" officeooo:paragraph-rsid="0048f4a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48f4a3" officeooo:paragraph-rsid="0053b2d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52b00b" officeooo:paragraph-rsid="0052b0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560dc9" officeooo:paragraph-rsid="00560dc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565375" officeooo:paragraph-rsid="0056537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57b2ec" officeooo:paragraph-rsid="0057b2ec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4878d" officeooo:paragraph-rsid="0014878d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57e62" officeooo:paragraph-rsid="00157e62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6be80" officeooo:paragraph-rsid="0016be80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d4076" officeooo:paragraph-rsid="001d4076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4bd40" officeooo:paragraph-rsid="0024bd40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5c6db" officeooo:paragraph-rsid="0025c6db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70be3" officeooo:paragraph-rsid="00270be3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8a729" officeooo:paragraph-rsid="0028a729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a86e3" officeooo:paragraph-rsid="002a86e3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b8ed9" officeooo:paragraph-rsid="002b8ed9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40b172" officeooo:paragraph-rsid="0040b172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4b9858" officeooo:paragraph-rsid="004b9858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4bcb02" officeooo:paragraph-rsid="004bcb02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4f2f98" officeooo:paragraph-rsid="004f2f98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502c5b" officeooo:paragraph-rsid="00502c5b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513fec" officeooo:paragraph-rsid="00513fec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bold" officeooo:rsid="0014878d" officeooo:paragraph-rsid="0014878d" style:font-size-asian="10.5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157e62" officeooo:paragraph-rsid="00157e6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be80"/>
    </style:style>
    <style:style style:name="T2" style:family="text">
      <style:text-properties officeooo:rsid="001e85e7"/>
    </style:style>
    <style:style style:name="T3" style:family="text">
      <style:text-properties officeooo:rsid="001eb4e7"/>
    </style:style>
    <style:style style:name="T4" style:family="text">
      <style:text-properties officeooo:rsid="0024bd40"/>
    </style:style>
    <style:style style:name="T5" style:family="text">
      <style:text-properties officeooo:rsid="0028a729"/>
    </style:style>
    <style:style style:name="T6" style:family="text">
      <style:text-properties officeooo:rsid="002d1710"/>
    </style:style>
    <style:style style:name="T7" style:family="text">
      <style:text-properties officeooo:rsid="002eb9e4"/>
    </style:style>
    <style:style style:name="T8" style:family="text">
      <style:text-properties officeooo:rsid="0034dbbc"/>
    </style:style>
    <style:style style:name="T9" style:family="text">
      <style:text-properties officeooo:rsid="003ef240"/>
    </style:style>
    <style:style style:name="T10" style:family="text">
      <style:text-properties officeooo:rsid="00505652"/>
    </style:style>
    <style:style style:name="T11" style:family="text">
      <style:text-properties officeooo:rsid="00560d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ędrzej Kuczyński</text:p>
      <text:p text:style-name="P1"/>
      <text:p text:style-name="P1">Analiza Danych Wysokoprzepustowych</text:p>
      <text:p text:style-name="P1"/>
      <text:p text:style-name="P1">Sprawozdanie z laboratorium #2</text:p>
      <text:p text:style-name="P1"/>
      <text:p text:style-name="P7">Sekwencja referencyjna: &gt;CM001378.3 Felis catus isolate Cinnamon breed Abyssinian chromosome A1, whole genome shotgun sequence. <text:span text:style-name="T2">Pierwsze 2000 nukleotydów.</text:span></text:p>
      <text:p text:style-name="P1"/>
      <text:p text:style-name="P1"/>
      <table:table table:name="Testy" table:style-name="Testy">
        <table:table-column table:style-name="Testy.A"/>
        <table:table-column table:style-name="Testy.B"/>
        <table:table-column table:style-name="Testy.C"/>
        <table:table-column table:style-name="Testy.D"/>
        <table:table-column table:style-name="Testy.E"/>
        <table:table-row>
          <table:table-cell table:style-name="Testy.A1" office:value-type="string">
            <text:p text:style-name="P41">Długość</text:p>
          </table:table-cell>
          <table:table-cell table:style-name="Testy.A1" office:value-type="string">
            <text:p text:style-name="P41">Nazwa</text:p>
          </table:table-cell>
          <table:table-cell table:style-name="Testy.A1" office:value-type="string">
            <text:p text:style-name="P41">Bowtie</text:p>
          </table:table-cell>
          <table:table-cell table:style-name="Testy.A1" office:value-type="string">
            <text:p text:style-name="P41">Bowtie2</text:p>
          </table:table-cell>
          <table:table-cell table:style-name="Testy.E1" office:value-type="string">
            <text:p text:style-name="P41">SOAP2</text:p>
          </table:table-cell>
        </table:table-row>
        <table:table-row>
          <table:table-cell table:style-name="Testy.A2" office:value-type="string">
            <text:p text:style-name="P25">25</text:p>
          </table:table-cell>
          <table:table-cell table:style-name="Testy.A2" office:value-type="string">
            <text:p text:style-name="P25">exact</text:p>
          </table:table-cell>
          <table:table-cell table:style-name="Testy.A2" office:value-type="string">
            <text:p text:style-name="P28">+++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36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42">1 mismatch</text:p>
          </table:table-cell>
          <table:table-cell table:style-name="Testy.A2" office:value-type="string">
            <text:p text:style-name="P28">+<text:span text:style-name="T3">++</text:span>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6">2 mismatch</text:p>
          </table:table-cell>
          <table:table-cell table:style-name="Testy.A2" office:value-type="string">
            <text:p text:style-name="P29">+++</text:p>
          </table:table-cell>
          <table:table-cell table:style-name="Testy.A2" office:value-type="string">
            <text:p text:style-name="P35">+-+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6">1 <text:span text:style-name="T1">gap</text:span></text:p>
          </table:table-cell>
          <table:table-cell table:style-name="Testy.A2" office:value-type="string">
            <text:p text:style-name="P24">--<text:span text:style-name="T4">+</text:span>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6">1 <text:span text:style-name="T1">mismatch + 1 gap</text:span></text:p>
          </table:table-cell>
          <table:table-cell table:style-name="Testy.A2" office:value-type="string">
            <text:p text:style-name="P24">-<text:span text:style-name="T4">+-</text:span></text:p>
          </table:table-cell>
          <table:table-cell table:style-name="Testy.A2" office:value-type="string">
            <text:p text:style-name="P35">---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1 insert</text:p>
          </table:table-cell>
          <table:table-cell table:style-name="Testy.A2" office:value-type="string">
            <text:p text:style-name="P24">---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7">50</text:p>
          </table:table-cell>
          <table:table-cell table:style-name="Testy.A2" office:value-type="string">
            <text:p text:style-name="P27">exact</text:p>
          </table:table-cell>
          <table:table-cell table:style-name="Testy.A2" office:value-type="string">
            <text:p text:style-name="P29">+++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37">+++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1 mismatch</text:p>
          </table:table-cell>
          <table:table-cell table:style-name="Testy.A2" office:value-type="string">
            <text:p text:style-name="P30">+++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37">+++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2 mismatch</text:p>
          </table:table-cell>
          <table:table-cell table:style-name="Testy.A2" office:value-type="string">
            <text:p text:style-name="P31">+++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37">+++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1 gap</text:p>
          </table:table-cell>
          <table:table-cell table:style-name="Testy.A2" office:value-type="string">
            <text:p text:style-name="P24">--<text:span text:style-name="T5">+</text:span>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1 mismatch + 1 gap</text:p>
          </table:table-cell>
          <table:table-cell table:style-name="Testy.A2" office:value-type="string">
            <text:p text:style-name="P24">---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1 insert</text:p>
          </table:table-cell>
          <table:table-cell table:style-name="Testy.A2" office:value-type="string">
            <text:p text:style-name="P24">---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Wystaje z lewej</text:p>
          </table:table-cell>
          <table:table-cell table:style-name="Testy.A2" office:value-type="string">
            <text:p text:style-name="P32">+</text:p>
          </table:table-cell>
          <table:table-cell table:style-name="Testy.A2" office:value-type="string">
            <text:p text:style-name="P35">+</text:p>
          </table:table-cell>
          <table:table-cell table:style-name="Testy.E2" office:value-type="string">
            <text:p text:style-name="P38">+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Wystaje z prawej</text:p>
          </table:table-cell>
          <table:table-cell table:style-name="Testy.A2" office:value-type="string">
            <text:p text:style-name="P32">+</text:p>
          </table:table-cell>
          <table:table-cell table:style-name="Testy.A2" office:value-type="string">
            <text:p text:style-name="P35">+</text:p>
          </table:table-cell>
          <table:table-cell table:style-name="Testy.E2" office:value-type="string">
            <text:p text:style-name="P38">+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RNA</text:p>
          </table:table-cell>
          <table:table-cell table:style-name="Testy.A2" office:value-type="string">
            <text:p text:style-name="P24">-</text:p>
          </table:table-cell>
          <table:table-cell table:style-name="Testy.A2" office:value-type="string">
            <text:p text:style-name="P35">+</text:p>
          </table:table-cell>
          <table:table-cell table:style-name="Testy.E2" office:value-type="string">
            <text:p text:style-name="P24">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komplementarna</text:p>
          </table:table-cell>
          <table:table-cell table:style-name="Testy.A2" office:value-type="string">
            <text:p text:style-name="P24">-</text:p>
          </table:table-cell>
          <table:table-cell table:style-name="Testy.A2" office:value-type="string">
            <text:p text:style-name="P35">-</text:p>
          </table:table-cell>
          <table:table-cell table:style-name="Testy.E2" office:value-type="string">
            <text:p text:style-name="P24">-</text:p>
          </table:table-cell>
        </table:table-row>
        <table:table-row>
          <table:table-cell table:style-name="Testy.A2" office:value-type="string">
            <text:p text:style-name="P27">100</text:p>
          </table:table-cell>
          <table:table-cell table:style-name="Testy.A2" office:value-type="string">
            <text:p text:style-name="P27">exact</text:p>
          </table:table-cell>
          <table:table-cell table:style-name="Testy.A2" office:value-type="string">
            <text:p text:style-name="P33">+++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39">+<text:span text:style-name="T10">++</text:span>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1 mismatch</text:p>
          </table:table-cell>
          <table:table-cell table:style-name="Testy.A2" office:value-type="string">
            <text:p text:style-name="P34">+++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40">+++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2 mismatch</text:p>
          </table:table-cell>
          <table:table-cell table:style-name="Testy.A2" office:value-type="string">
            <text:p text:style-name="P34">+++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40">+++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1 gap</text:p>
          </table:table-cell>
          <table:table-cell table:style-name="Testy.A2" office:value-type="string">
            <text:p text:style-name="P24">---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1 mismatch + 1 gap</text:p>
          </table:table-cell>
          <table:table-cell table:style-name="Testy.A2" office:value-type="string">
            <text:p text:style-name="P24">---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24">---</text:p>
          </table:table-cell>
        </table:table-row>
        <table:table-row>
          <table:table-cell table:style-name="Testy.A2" office:value-type="string">
            <text:p text:style-name="P24"/>
          </table:table-cell>
          <table:table-cell table:style-name="Testy.A2" office:value-type="string">
            <text:p text:style-name="P27">1 insert</text:p>
          </table:table-cell>
          <table:table-cell table:style-name="Testy.A2" office:value-type="string">
            <text:p text:style-name="P24">---</text:p>
          </table:table-cell>
          <table:table-cell table:style-name="Testy.A2" office:value-type="string">
            <text:p text:style-name="P35">+++</text:p>
          </table:table-cell>
          <table:table-cell table:style-name="Testy.E2" office:value-type="string">
            <text:p text:style-name="P24">---</text:p>
          </table:table-cell>
        </table:table-row>
      </table:table>
      <text:p text:style-name="P2"/>
      <text:p text:style-name="P2"/>
      <text:p text:style-name="P3">1. Testy Bowtie</text:p>
      <text:p text:style-name="P3"/>
      <text:p text:style-name="P7">Zbudowanie indeksu: /home/tools/bowtie1/bowtie-build abisynczyk.fasta referencja</text:p>
      <text:p text:style-name="P3"/>
      <text:p text:style-name="P5"><text:span text:style-name="T3">Najlepsze uzyskane w</text:span>yniki:</text:p>
      <text:p text:style-name="P5"/>
      <text:p text:style-name="P5"/>
      <text:p text:style-name="P5"><text:soft-page-break/># reads processed: 58</text:p>
      <text:p text:style-name="P5"># reads with at least one reported alignment: 32 (55.17%)</text:p>
      <text:p text:style-name="P5"># reads that failed to align: 26 (44.83%)</text:p>
      <text:p text:style-name="P5"/>
      <text:p text:style-name="P4">Użyta komenda: /home/tools/bowtie1/bowtie referencja -f reads_all.fasta --best --suppress 5,6,7 -v 3</text:p>
      <text:p text:style-name="P5"/>
      <text:p text:style-name="P6">Wyniki (dla domyślnej komendy): /home/tools/bowtie1/bowtie referencja -f reads_all.fasta --best --suppress 5,6,7</text:p>
      <text:p text:style-name="P6"/>
      <text:p text:style-name="P6"># reads processed: 58</text:p>
      <text:p text:style-name="P6"># reads with at least one reported alignment: 30 (51.72%)</text:p>
      <text:p text:style-name="P6"># reads that failed to align: 28 (48.28%)</text:p>
      <text:p text:style-name="P6"/>
      <text:p text:style-name="P8">Wnioski:</text:p>
      <text:p text:style-name="P8"/>
      <text:p text:style-name="P8">Program Bowtie radzi sobie najlepiej z krótki<text:span text:style-name="T6">mi</text:span> oraz średnimi odczytami. <text:span text:style-name="T7">Potrafi mapować sekwencje z niedopasowaniami. Jeśli zaś chodzi o inserty oraz delecje „obsługuje” je tylko w specyficznych miejscach, tj. w ciągu tych samych nukleotydów, np. GGG.</text:span></text:p>
      <text:p text:style-name="P8"/>
      <text:p text:style-name="P9">2. Testy <text:span text:style-name="T8">B</text:span>owtie2</text:p>
      <text:p text:style-name="P9"/>
      <text:p text:style-name="P10">Zbudowanie indeksu: /home/tools/bowtie2/bowtie2-build abisynczyk.fasta referencja2</text:p>
      <text:p text:style-name="P10"/>
      <text:p text:style-name="P11">Najlepsze uzyskane wyniki:</text:p>
      <text:p text:style-name="P11"/>
      <text:p text:style-name="P11">58 reads; of these:</text:p>
      <text:p text:style-name="P11"><text:s text:c="2"/>58 (100.00%) were unpaired; of these:</text:p>
      <text:p text:style-name="P11"><text:s text:c="4"/>5 (8.62%) aligned 0 times</text:p>
      <text:p text:style-name="P11"><text:s text:c="4"/>53 (91.38%) aligned exactly 1 time</text:p>
      <text:p text:style-name="P11"><text:s text:c="4"/>0 (0.00%) aligned &gt;1 times</text:p>
      <text:p text:style-name="P11">91.38% overall alignment rate</text:p>
      <text:p text:style-name="P11"/>
      <text:p text:style-name="P12">Użyta komenda: /home/tools/bowtie2/bowtie2 -f -x referencja2 -U reads_all.fasta -L 12 <text:span text:style-name="T9">(-L: długość seed)</text:span></text:p>
      <text:p text:style-name="P12"/>
      <text:p text:style-name="P14">Wyniki (dla domyślnej komendy): /home/tools/bowtie2/bowtie2 -f -x referencja2 -U reads_all.fasta</text:p>
      <text:p text:style-name="P14"/>
      <text:p text:style-name="P14"><text:s/>58 reads; of these:</text:p>
      <text:p text:style-name="P13"><text:s text:c="2"/>58 (100.00%) were unpaired; of these:</text:p>
      <text:p text:style-name="P13"><text:s text:c="4"/>12 (20.69%) aligned 0 times</text:p>
      <text:p text:style-name="P13"><text:s text:c="4"/>46 (79.31%) aligned exactly 1 time</text:p>
      <text:p text:style-name="P13"><text:s text:c="4"/>0 (0.00%) aligned &gt;1 times</text:p>
      <text:p text:style-name="P13">79.31% overall alignment rate</text:p>
      <text:p text:style-name="P13"/>
      <text:p text:style-name="P15">Wnioski:</text:p>
      <text:p text:style-name="P15"/>
      <text:p text:style-name="P15">Program Bowtie2 nie potrafi mapować odczytów krótkich zawierających mismatche i gapy.</text:p>
      <text:p text:style-name="P15"/>
      <text:p text:style-name="P16">3. Testy SOAP2</text:p>
      <text:p text:style-name="P17"/>
      <text:p text:style-name="P20">Zbudowanie indeksu: /home/tools/soap2/2bwt-builder abisynczyk.fasta</text:p>
      <text:p text:style-name="P19"><text:soft-page-break/>Zmiana przełączników nie wpływa na wyn<text:span text:style-name="T11">iki.</text:span></text:p>
      <text:p text:style-name="P19"/>
      <text:p text:style-name="P22">Użyta komenda: /home/tools/soap2/soap -D abisynczyk.fasta.index -a reads_all.fasta -o soap_results.txt</text:p>
      <text:p text:style-name="P19"/>
      <text:p text:style-name="P21">Wnioski:</text:p>
      <text:p text:style-name="P21"/>
      <text:p text:style-name="P23">Program SOAP2 kompletnie nie radzi sobie z odczytami krótkimi oraz odczytami zawierającymi gapy lub insercje.</text:p>
      <text:p text:style-name="P21"/>
      <text:p text:style-name="P2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9:16:40.727985635</meta:creation-date>
    <dc:date>2019-04-05T21:26:43.287384423</dc:date>
    <meta:editing-duration>PT2H9M34S</meta:editing-duration>
    <meta:editing-cycles>67</meta:editing-cycles>
    <meta:generator>LibreOffice/6.0.7.3$Linux_X86_64 LibreOffice_project/00m0$Build-3</meta:generator>
    <meta:document-statistic meta:table-count="1" meta:image-count="0" meta:object-count="0" meta:page-count="3" meta:paragraph-count="138" meta:word-count="415" meta:character-count="2623" meta:non-whitespace-character-count="2323"/>
  </office:meta>
</office:document-meta>
</file>